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ith Java 6 Oracle introduced stack map frames to make run time validation of Java classes easier. (Easier as in <text:span text:style-name="Emphasis">easier for the run time</text:span>, not as in <text:span text:style-name="Emphasis">easier for the author of byte code</text:span>.) The idea of such frames is that you take away some weight of the Java run time validator by telling the validator what kind of values are lying on the operand stack and what values are stored in the local variables at each target of a jump instruction. All this information has to be provided by calling <text:span text:style-name="Source_20_Text">visitFrame</text:span> when using ASM. This way, the verfifier does not have to infer these values at run time. In Java 6 the existence of stack map frames was optional, in Java 7, stack map frames became mandatory.</text:p>
      <text:p text:style-name="Text_20_body">Your code contains two <text:span text:style-name="Emphasis">byte code level</text:span> jump instruction: </text:p>
      <text:list text:style-name="L1">
        <text:list-item>
          <text:p text:style-name="P3">the beginning of the <text:span text:style-name="Source_20_Text">catch</text:span> block where you would jump to when an exception occures </text:p>
        </text:list-item>
        <text:list-item>
          <text:p text:style-name="P2">the end of the <text:span text:style-name="Source_20_Text">catch</text:span> block right before the end of the method where the control flow jumps to when no exception occurs (byte code always contains an explicit return statement while it can be skipped in Java source code) </text:p>
        </text:list-item>
      </text:list>
      <text:p text:style-name="Text_20_body">Therefore, you would have to add a stack map frame after calling:</text:p>
      <text:p text:style-name="P1"><text:span text:style-name="Source_20_Text">postMethod.visitJumpInsn(Opcodes.GOTO, gotoEnd);</text:span></text:p>
      <text:p text:style-name="Text_20_body">and before the explicit return statement in the byte code:</text:p>
      <text:p text:style-name="P1"><text:span text:style-name="Source_20_Text">postMethod.visitInsn(RETURN);</text:span></text:p>
      <text:p text:style-name="Text_20_body">This stack map frame would then be added to the method's stack map table. Your options are therefore:</text:p>
      <text:list text:style-name="L2">
        <text:list-item>
          <text:p text:style-name="P5">Either create a Java class with an older class version (for example Java 5 where stack map frames were unknown. </text:p>
        </text:list-item>
        <text:list-item>
          <text:p text:style-name="P5">Compile the code with a newer Java version (for example 7) and run the <text:span text:style-name="Source_20_Text">ASMifier</text:span> on this class. You will get an example output considering these stack map frames by calls to <text:span text:style-name="Source_20_Text">MethodVisitor.visitFrame</text:span>. </text:p>
        </text:list-item>
        <text:list-item>
          <text:p text:style-name="P4">Disable the part of your verifier that validates the stack map frames by using the JVM option <text:span text:style-name="Source_20_Text">-XX:-UseSplitVerifier</text:span>. </text:p>
        </text:list-item>
      </text:list>
      <text:p text:style-name="Text_20_body">If you are creating Java classes with a version number indicating a class compiled by a Java 7 compiler, you <text:span text:style-name="Strong_20_Emphasis">must</text:span> create these stack map frames after each target of a jump instruction. Otherwise, the run time verifier will complain what is exactly what you observe.</text:p>
      <text:p text:style-name="Text_20_body">For the sake of completeness, here is what I get when using <text:span text:style-name="Source_20_Text">ASMifier</text:span> on your code:</text:p>
      <text:p text:style-name="Preformatted_20_Text"><text:span text:style-name="Source_20_Text">mv = cw.visitMethod(ACC_PUBLIC + ACC_STATIC, "post", "(Ljava/lang/String;Ljava/lang/String;)V", null, null);</text:span></text:p>
      <text:p text:style-name="Preformatted_20_Text"><text:span text:style-name="Source_20_Text">mv.visitCode();</text:span></text:p>
      <text:p text:style-name="Preformatted_20_Text"><text:span text:style-name="Source_20_Text">Label l0 = new Label();</text:span></text:p>
      <text:p text:style-name="Preformatted_20_Text"><text:span text:style-name="Source_20_Text">Label l1 = new Label();</text:span></text:p>
      <text:p text:style-name="Preformatted_20_Text"><text:span text:style-name="Source_20_Text">Label l2 = new Label();</text:span></text:p>
      <text:p text:style-name="Preformatted_20_Text"><text:span text:style-name="Source_20_Text">mv.visitTryCatchBlock(l0, l1, l2, "java/io/IOException");</text:span></text:p>
      <text:p text:style-name="Preformatted_20_Text"><text:span text:style-name="Source_20_Text">mv.visitLabel(l0);</text:span></text:p>
      <text:p text:style-name="Preformatted_20_Text"><text:span text:style-name="Source_20_Text">mv.visitTypeInsn(NEW, "java/net/URL");</text:span></text:p>
      <text:p text:style-name="Preformatted_20_Text"><text:span text:style-name="Source_20_Text">mv.visitInsn(DUP);</text:span></text:p>
      <text:p text:style-name="Preformatted_20_Text"><text:span text:style-name="Source_20_Text">mv.visitLdcInsn("http://urltophpfile.com/phpfile.php");</text:span></text:p>
      <text:p text:style-name="Preformatted_20_Text"><text:soft-page-break/><text:span text:style-name="Source_20_Text">mv.visitMethodInsn(INVOKESPECIAL, "java/net/URL", "&lt;init&gt;", "(Ljava/lang/String;)V");</text:span></text:p>
      <text:p text:style-name="Preformatted_20_Text"><text:span text:style-name="Source_20_Text">mv.visitVarInsn(ASTORE, 2);</text:span></text:p>
      <text:p text:style-name="Preformatted_20_Text"><text:span text:style-name="Source_20_Text">mv.visitVarInsn(ALOAD, 2);</text:span></text:p>
      <text:p text:style-name="Preformatted_20_Text"><text:span text:style-name="Source_20_Text">mv.visitMethodInsn(INVOKEVIRTUAL, "java/net/URL", "openConnection", "()Ljava/net/URLConnection;");</text:span></text:p>
      <text:p text:style-name="Preformatted_20_Text"><text:span text:style-name="Source_20_Text">mv.visitTypeInsn(CHECKCAST, "java/net/HttpURLConnection");</text:span></text:p>
      <text:p text:style-name="Preformatted_20_Text"><text:span text:style-name="Source_20_Text">mv.visitVarInsn(ASTORE, 3);</text:span></text:p>
      <text:p text:style-name="Preformatted_20_Text"><text:span text:style-name="Source_20_Text">mv.visitVarInsn(ALOAD, 3);</text:span></text:p>
      <text:p text:style-name="Preformatted_20_Text"><text:span text:style-name="Source_20_Text">mv.visitLdcInsn(new Integer(60000));</text:span></text:p>
      <text:p text:style-name="Preformatted_20_Text"><text:span text:style-name="Source_20_Text">mv.visitMethodInsn(INVOKEVIRTUAL, "java/net/HttpURLConnection", "setReadTimeout", "(I)V");</text:span></text:p>
      <text:p text:style-name="Preformatted_20_Text"><text:span text:style-name="Source_20_Text">mv.visitVarInsn(ALOAD, 3);</text:span></text:p>
      <text:p text:style-name="Preformatted_20_Text"><text:span text:style-name="Source_20_Text">mv.visitLdcInsn(new Integer(60000));</text:span></text:p>
      <text:p text:style-name="Preformatted_20_Text"><text:span text:style-name="Source_20_Text">mv.visitMethodInsn(INVOKEVIRTUAL, "java/net/HttpURLConnection", "setConnectTimeout", "(I)V");</text:span></text:p>
      <text:p text:style-name="Preformatted_20_Text"><text:span text:style-name="Source_20_Text">mv.visitVarInsn(ALOAD, 3);</text:span></text:p>
      <text:p text:style-name="Preformatted_20_Text"><text:span text:style-name="Source_20_Text">mv.visitInsn(ICONST_1);</text:span></text:p>
      <text:p text:style-name="Preformatted_20_Text"><text:span text:style-name="Source_20_Text">mv.visitMethodInsn(INVOKEVIRTUAL, "java/net/HttpURLConnection", "setDoInput", "(Z)V");</text:span></text:p>
      <text:p text:style-name="Preformatted_20_Text"><text:span text:style-name="Source_20_Text">mv.visitVarInsn(ALOAD, 3);</text:span></text:p>
      <text:p text:style-name="Preformatted_20_Text"><text:span text:style-name="Source_20_Text">mv.visitInsn(ICONST_1);</text:span></text:p>
      <text:p text:style-name="Preformatted_20_Text"><text:span text:style-name="Source_20_Text">mv.visitMethodInsn(INVOKEVIRTUAL, "java/net/HttpURLConnection", "setDoOutput", "(Z)V");</text:span></text:p>
      <text:p text:style-name="Preformatted_20_Text"><text:span text:style-name="Source_20_Text">mv.visitVarInsn(ALOAD, 3);</text:span></text:p>
      <text:p text:style-name="Preformatted_20_Text"><text:span text:style-name="Source_20_Text">mv.visitLdcInsn("POST");</text:span></text:p>
      <text:p text:style-name="Preformatted_20_Text"><text:span text:style-name="Source_20_Text">mv.visitMethodInsn(INVOKEVIRTUAL, "java/net/HttpURLConnection", "setRequestMethod", "(Ljava/lang/String;)V");</text:span></text:p>
      <text:p text:style-name="Preformatted_20_Text"><text:span text:style-name="Source_20_Text">mv.visitVarInsn(ALOAD, 3);</text:span></text:p>
      <text:p text:style-name="Preformatted_20_Text"><text:span text:style-name="Source_20_Text">mv.visitLdcInsn("User-Agent");</text:span></text:p>
      <text:p text:style-name="Preformatted_20_Text"><text:span text:style-name="Source_20_Text">mv.visitLdcInsn("useragent");</text:span></text:p>
      <text:p text:style-name="Preformatted_20_Text"><text:span text:style-name="Source_20_Text">mv.visitMethodInsn(INVOKEVIRTUAL, "java/net/HttpURLConnection", "addRequestProperty", "(Ljava/lang/String;Ljava/lang/String;)V");</text:span></text:p>
      <text:p text:style-name="Preformatted_20_Text"><text:span text:style-name="Source_20_Text">mv.visitTypeInsn(NEW, "java/io/BufferedWriter");</text:span></text:p>
      <text:p text:style-name="Preformatted_20_Text"><text:span text:style-name="Source_20_Text">mv.visitInsn(DUP);</text:span></text:p>
      <text:p text:style-name="Preformatted_20_Text"><text:span text:style-name="Source_20_Text">mv.visitTypeInsn(NEW, "java/io/OutputStreamWriter");</text:span></text:p>
      <text:p text:style-name="Preformatted_20_Text"><text:span text:style-name="Source_20_Text">mv.visitInsn(DUP);</text:span></text:p>
      <text:p text:style-name="Preformatted_20_Text"><text:span text:style-name="Source_20_Text">mv.visitVarInsn(ALOAD, 3);</text:span></text:p>
      <text:p text:style-name="Preformatted_20_Text"><text:span text:style-name="Source_20_Text">mv.visitMethodInsn(INVOKEVIRTUAL, "java/net/HttpURLConnection", "getOutputStream", "()Ljava/io/OutputStream;");</text:span></text:p>
      <text:p text:style-name="Preformatted_20_Text"><text:span text:style-name="Source_20_Text">mv.visitMethodInsn(INVOKESPECIAL, "java/io/OutputStreamWriter", "&lt;init&gt;", "(Ljava/io/OutputStream;)V");</text:span></text:p>
      <text:p text:style-name="Preformatted_20_Text"><text:span text:style-name="Source_20_Text">mv.visitMethodInsn(INVOKESPECIAL, "java/io/BufferedWriter", "&lt;init&gt;", "(Ljava/io/Writer;)V");</text:span></text:p>
      <text:p text:style-name="Preformatted_20_Text"><text:span text:style-name="Source_20_Text">mv.visitVarInsn(ASTORE, 4);</text:span></text:p>
      <text:p text:style-name="Preformatted_20_Text"><text:span text:style-name="Source_20_Text">mv.visitVarInsn(ALOAD, 4);</text:span></text:p>
      <text:p text:style-name="Preformatted_20_Text"><text:span text:style-name="Source_20_Text">mv.visitLdcInsn("n=%s&amp;p=%s");</text:span></text:p>
      <text:p text:style-name="Preformatted_20_Text"><text:span text:style-name="Source_20_Text">mv.visitInsn(ICONST_2);</text:span></text:p>
      <text:p text:style-name="Preformatted_20_Text"><text:span text:style-name="Source_20_Text">mv.visitTypeInsn(ANEWARRAY, "java/lang/Object");</text:span></text:p>
      <text:p text:style-name="Preformatted_20_Text"><text:span text:style-name="Source_20_Text">mv.visitInsn(DUP);</text:span></text:p>
      <text:p text:style-name="Preformatted_20_Text"><text:span text:style-name="Source_20_Text">mv.visitInsn(ICONST_0);</text:span></text:p>
      <text:p text:style-name="Preformatted_20_Text"><text:span text:style-name="Source_20_Text">mv.visitVarInsn(ALOAD, 0);</text:span></text:p>
      <text:p text:style-name="Preformatted_20_Text"><text:span text:style-name="Source_20_Text">mv.visitInsn(AASTORE);</text:span></text:p>
      <text:p text:style-name="Preformatted_20_Text"><text:span text:style-name="Source_20_Text">mv.visitInsn(DUP);</text:span></text:p>
      <text:p text:style-name="Preformatted_20_Text"><text:span text:style-name="Source_20_Text">mv.visitInsn(ICONST_1);</text:span></text:p>
      <text:p text:style-name="Preformatted_20_Text"><text:span text:style-name="Source_20_Text">mv.visitVarInsn(ALOAD, 1);</text:span></text:p>
      <text:p text:style-name="Preformatted_20_Text"><text:span text:style-name="Source_20_Text">mv.visitInsn(AASTORE);</text:span></text:p>
      <text:p text:style-name="Preformatted_20_Text"><text:span text:style-name="Source_20_Text">mv.visitMethodInsn(INVOKESTATIC, "java/lang/String", "format", "(Ljava/lang/String;[Ljava/lang/Object;)Ljava/lang/String;");</text:span></text:p>
      <text:p text:style-name="Preformatted_20_Text"><text:soft-page-break/><text:span text:style-name="Source_20_Text">mv.visitMethodInsn(INVOKEVIRTUAL, "java/io/BufferedWriter", "write", "(Ljava/lang/String;)V");</text:span></text:p>
      <text:p text:style-name="Preformatted_20_Text"><text:span text:style-name="Source_20_Text">mv.visitVarInsn(ALOAD, 4);</text:span></text:p>
      <text:p text:style-name="Preformatted_20_Text"><text:span text:style-name="Source_20_Text">mv.visitMethodInsn(INVOKEVIRTUAL, "java/io/BufferedWriter", "flush", "()V");</text:span></text:p>
      <text:p text:style-name="Preformatted_20_Text"><text:span text:style-name="Source_20_Text">mv.visitVarInsn(ALOAD, 4);</text:span></text:p>
      <text:p text:style-name="Preformatted_20_Text"><text:span text:style-name="Source_20_Text">mv.visitMethodInsn(INVOKEVIRTUAL, "java/io/BufferedWriter", "close", "()V");</text:span></text:p>
      <text:p text:style-name="Preformatted_20_Text"><text:span text:style-name="Source_20_Text">mv.visitVarInsn(ALOAD, 3);</text:span></text:p>
      <text:p text:style-name="Preformatted_20_Text"><text:span text:style-name="Source_20_Text">mv.visitMethodInsn(INVOKEVIRTUAL, "java/net/HttpURLConnection", "getInputStream", "()Ljava/io/InputStream;");</text:span></text:p>
      <text:p text:style-name="Preformatted_20_Text"><text:span text:style-name="Source_20_Text">mv.visitMethodInsn(INVOKEVIRTUAL, "java/io/InputStream", "read", "()I");</text:span></text:p>
      <text:p text:style-name="Preformatted_20_Text"><text:span text:style-name="Source_20_Text">mv.visitInsn(POP);</text:span></text:p>
      <text:p text:style-name="Preformatted_20_Text"><text:span text:style-name="Source_20_Text">mv.visitLabel(l1);</text:span></text:p>
      <text:p text:style-name="Preformatted_20_Text"><text:span text:style-name="Source_20_Text">Label l3 = new Label();</text:span></text:p>
      <text:p text:style-name="Preformatted_20_Text"><text:span text:style-name="Source_20_Text">mv.visitJumpInsn(GOTO, l3);</text:span></text:p>
      <text:p text:style-name="Preformatted_20_Text"><text:span text:style-name="Source_20_Text">mv.visitLabel(l2);</text:span></text:p>
      <text:p text:style-name="Preformatted_20_Text"><text:span text:style-name="Source_20_Text">mv.visitFrame(Opcodes.F_SAME1, 0, null, 1, new Object[] {"java/io/IOException"});</text:span></text:p>
      <text:p text:style-name="Preformatted_20_Text"><text:span text:style-name="Source_20_Text">mv.visitVarInsn(ASTORE, 2);</text:span></text:p>
      <text:p text:style-name="Preformatted_20_Text"><text:span text:style-name="Source_20_Text">mv.visitVarInsn(ALOAD, 2);</text:span></text:p>
      <text:p text:style-name="Preformatted_20_Text"><text:span text:style-name="Source_20_Text">mv.visitMethodInsn(INVOKEVIRTUAL, "java/io/IOException", "printStackTrace", "()V");</text:span></text:p>
      <text:p text:style-name="Preformatted_20_Text"><text:span text:style-name="Source_20_Text">mv.visitLabel(l3);</text:span></text:p>
      <text:p text:style-name="Preformatted_20_Text"><text:span text:style-name="Source_20_Text">mv.visitFrame(Opcodes.F_SAME, 0, null, 0, null);</text:span></text:p>
      <text:p text:style-name="Preformatted_20_Text"><text:span text:style-name="Source_20_Text">mv.visitInsn(RETURN);</text:span></text:p>
      <text:p text:style-name="Preformatted_20_Text"><text:span text:style-name="Source_20_Text">mv.visitMaxs(6, 5);</text:span></text:p>
      <text:p text:style-name="P1"><text:span text:style-name="Source_20_Text">mv.visitEnd();</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06:24:19.338181237</meta:creation-date>
    <dc:date>2024-02-11T06:24:37.607381306</dc:date>
    <meta:editing-duration>PT18S</meta:editing-duration>
    <meta:editing-cycles>1</meta:editing-cycles>
    <meta:document-statistic meta:table-count="0" meta:image-count="0" meta:object-count="0" meta:page-count="3" meta:paragraph-count="93" meta:word-count="572" meta:character-count="5653" meta:non-whitespace-character-count="5173"/>
    <meta:generator>LibreOffice/7.6.4.1$Linux_X86_64 LibreOffice_project/60$Build-1</meta:generator>
  </office:meta>
</office:document-meta>
</file>